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{d.titulo}</text:p>
      <text:p text:style-name="Normal"/>
      <text:p text:style-name="Normal">Hola, {d.nombre}. Este es el primer reporte realizado en Carbo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rfc-language-tag="es-419" fo:language="e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style:rfc-language-tag="es-419" fo:language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ás Guzmán</meta:initial-creator>
    <dc:creator>Tomás Guzmán</dc:creator>
    <meta:creation-date>2020-08-07T21:46:00Z</meta:creation-date>
    <dc:date>2020-08-07T21:50:00Z</dc:date>
    <meta:template xlink:href="Normal" xlink:type="simple"/>
    <meta:editing-cycles>5</meta:editing-cycles>
    <meta:editing-duration>PT60S</meta:editing-duration>
    <meta:document-statistic meta:page-count="1" meta:paragraph-count="1" meta:word-count="11" meta:character-count="76" meta:row-count="1" meta:non-whitespace-character-count="66"/>
  </office:meta>
</office:document-meta>
</file>